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e9277" officeooo:paragraph-rsid="000e9277"/>
    </style:style>
    <style:style style:name="P2" style:family="paragraph" style:parent-style-name="Standard" style:list-style-name="L3">
      <style:text-properties officeooo:rsid="000e9277" officeooo:paragraph-rsid="000e9277"/>
    </style:style>
    <style:style style:name="P3" style:family="paragraph" style:parent-style-name="Standard" style:list-style-name="L4">
      <style:text-properties officeooo:rsid="000e9277" officeooo:paragraph-rsid="000e927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00757471623363870" text:style-name="L3">
        <text:list-item>
          <text:p text:style-name="P2">Presentez vous</text:p>
        </text:list-item>
      </text:list>
      <text:p text:style-name="P1">Bonjour , je m’appelle Barry Amadou Oury . J’ai 25 ans . Je suis etudiant en master 2 informatique parcours genie logiciel et en meme temps stagiaire dans une entreprise de la place ou j’occupe la fonction de developpeur d’application web.</text:p>
      <text:list xml:id="list6728085102053701111" text:style-name="L4">
        <text:list-item>
          <text:p text:style-name="P3">Parlez nous de votre parcours.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22:15:49.187946205</meta:creation-date>
    <dc:date>2020-02-25T22:53:58.079151065</dc:date>
    <meta:editing-duration>PT27M38S</meta:editing-duration>
    <meta:editing-cycles>1</meta:editing-cycles>
    <meta:document-statistic meta:table-count="0" meta:image-count="0" meta:object-count="0" meta:page-count="1" meta:paragraph-count="3" meta:word-count="50" meta:character-count="285" meta:non-whitespace-character-count="240"/>
    <meta:generator>LibreOffice/5.2.7.2$Linux_X86_64 LibreOffice_project/20m0$Build-2</meta:generator>
  </office:meta>
</office:document-meta>
</file>